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outline1">
      <style:graphic-properties fo:min-height="8.884cm"/>
      <style:paragraph-properties style:writing-mode="lr-tb"/>
    </style:style>
    <style:style style:name="pr3" style:family="presentation" style:parent-style-name="Standaard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Presentation multiple experiment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eq analysis: window size, taper choice, resolution</text:p>
              </text:list-item>
              <text:list-item>
                <text:p>Permutation tests</text:p>
              </text:list-item>
              <text:list-item>
                <text:p>IBS over time</text:p>
              </text:list-item>
              <text:list-item>
                <text:p>Prediction (todo)</text:p>
              </text:list-item>
              <text:list-item>
                <text:p>Simulation (wip)</text:p>
                <text:p/>
                <text:p>=&gt; currently shared methods/results. Separate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Circular correl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Resolution-dependent</text:p>
              </text:list-item>
              <text:list-item>
                <text:p>Literature searc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chedule/progress meet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New deadline: December 4t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09-08T22:37:28.334152790</meta:creation-date>
    <dc:date>2022-09-09T00:43:18.974589239</dc:date>
    <dc:creator>Marten de Vries</dc:creator>
    <meta:editing-duration>PT2H36S</meta:editing-duration>
    <meta:editing-cycles>4</meta:editing-cycles>
    <meta:generator>LibreOffice/7.4.0.3$Linux_X86_64 LibreOffice_project/40$Build-3</meta:generator>
    <meta:document-statistic meta:object-count="33"/>
  </office:meta>
</office:document-meta>
</file>